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358cm" fo:min-width="3.6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4.802cm" fo:min-width="3.6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358cm" fo:min-width="3.28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5.554cm" fo:min-width="3.28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="Arrowheads_20_5" draw:marker-start-width="0.252cm" draw:marker-end="Arrowheads_20_6" draw:marker-end-width="0.252cm" draw:fill-color="#000000" draw:textarea-vertical-align="middle" fo:padding-top="0.142cm" fo:padding-bottom="0.142cm" fo:padding-left="0.267cm" fo:padding-right="0.267cm"/>
    </style:style>
    <style:style style:name="P1" style:family="paragraph">
      <loext:graphic-properties draw:fill-color="#b4c7dc"/>
      <style:paragraph-properties fo:text-align="center"/>
      <style:text-properties style:font-name="Arial" fo:font-size="8pt"/>
    </style:style>
    <style:style style:name="P2" style:family="paragraph">
      <style:paragraph-properties fo:text-align="center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start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0.636cm" svg:x="14.33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128cm" svg:height="5.08cm" svg:x="14.334cm" svg:y="2.27cm">
          <text:p text:style-name="P2"><text:span text:style-name="T1">user</text:span></text:p>
          <text:p text:style-name="P2"><text:span text:style-name="T2"/></text:p>
          <text:p text:style-name="P3"><text:span text:style-name="T2">_id</text:span></text:p>
          <text:p text:style-name="P3"><text:span text:style-name="T2">firstName</text:span></text:p>
          <text:p text:style-name="P3"><text:span text:style-name="T2">lastName</text:span></text:p>
          <text:p text:style-name="P3"><text:span text:style-name="T2">email : unique</text:span></text:p>
          <text:p text:style-name="P3"><text:span text:style-name="T2">cellphone</text:span></text:p>
          <text:p text:style-name="P3"><text:span text:style-name="T2">role : <text:s/>user | admin</text:span></text:p>
          <text:p text:style-name="P3"><text:span text:style-name="T2">password</text:span></text:p>
          <text:p text:style-name="P3"><text:span text:style-name="T2">passwordConfirm</text:span></text:p>
          <text:p text:style-name="P3"><text:span text:style-name="T2">passwordChangedAt</text:span></text:p>
          <text:p text:style-name="P3"><text:span text:style-name="T2">passwordRestToken</text:span></text:p>
          <text:p text:style-name="P3"><text:span text:style-name="T2">passwordResetExpires</text:span></text:p>
          <text:p text:style-name="P3"><text:span text:style-name="T2">active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0.636cm" svg:x="8.62cm" svg:y="7.55cm">
          <text:p/>
          <draw:enhanced-geometry svg:viewBox="0 0 21600 21600" draw:type="rectangle" draw:enhanced-path="M 0 0 L 21600 0 21600 21600 0 21600 0 0 Z N"/>
        </draw:custom-shape>
        <draw:g xml:id="id1" draw:id="id1">
          <draw:glue-point draw:id="4" svg:x="2.293cm" svg:y="5.001cm"/>
          <draw:glue-point draw:id="5" svg:x="5.02cm" svg:y="2.867cm"/>
          <draw:glue-point draw:id="6" svg:x="3.201cm" svg:y="5.001cm"/>
          <draw:glue-point draw:id="7" svg:x="2.293cm" svg:y="5.001cm"/>
          <draw:glue-point draw:id="8" svg:x="-3.333cm" svg:y="5cm"/>
          <draw:custom-shape draw:style-name="gr4" draw:text-style-name="P4" draw:layer="layout" svg:width="3.81cm" svg:height="5.832cm" svg:x="8.62cm" svg:y="7.55cm">
            <text:p text:style-name="P2"><text:span text:style-name="T1">client</text:span></text:p>
            <text:p text:style-name="P2"><text:span text:style-name="T2"/></text:p>
            <text:p text:style-name="P3"><text:span text:style-name="T2">_id</text:span></text:p>
            <text:p text:style-name="P3"><text:span text:style-name="T2">user_id</text:span></text:p>
            <text:p text:style-name="P3"><text:span text:style-name="T2">firstName</text:span></text:p>
            <text:p text:style-name="P3"><text:span text:style-name="T2">lastName</text:span></text:p>
            <text:p text:style-name="P3"><text:span text:style-name="T2"/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6" draw:layer="layout" svg:width="3.563cm" svg:height="0.962cm" svg:x="8.719cm" svg:y="1.073cm">
          <draw:text-box>
            <text:p text:style-name="P5"><text:span text:style-name="T3">phizziodb</text:span></text:p>
          </draw:text-box>
        </draw:frame>
        <draw:connector draw:style-name="gr6" draw:text-style-name="P7" draw:layer="layout" svg:x1="10.525cm" svg:y1="7.55cm" svg:x2="14.334cm" svg:y2="4.81cm" draw:start-shape="id1" draw:start-glue-point="0" draw:end-shape="id2" draw:end-glue-point="3" svg:d="M10525 7550v-2740h3809" svg:viewBox="0 0 3810 274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marker draw:name="Arrowheads_20_10" draw:display-name="Arrowheads 10" svg:viewBox="0 0 38 40" svg:d="M19 40h1v-40h-2v40zM20 40h-20v-2h20zM18 40h20v-2h-20z"/>
    <draw:marker draw:name="Arrowheads_20_11" draw:display-name="Arrowheads 11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marker draw:name="Arrowheads_20_13" draw:display-name="Arrowheads 13" svg:viewBox="0 0 38 40" svg:d="M19 40h1v-40h-2v40zM20 40h-20v-2h20zM18 40h20v-2h-20z"/>
    <draw:marker draw:name="Arrowheads_20_14" draw:display-name="Arrowheads 14" svg:viewBox="0 0 38 40" svg:d="M19 40h1v-40h-2v40zM20 40h-20v-2h20zM18 40h20v-2h-20z"/>
    <draw:marker draw:name="Arrowheads_20_15" draw:display-name="Arrowheads 15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marker draw:name="Arrowheads_20_16" draw:display-name="Arrowheads 16" svg:viewBox="0 0 20 20" svg:d="M0 20l10-20 10 20z"/>
    <draw:marker draw:name="Arrowheads_20_3" draw:display-name="Arrowheads 3" svg:viewBox="0 0 38 40" svg:d="M19 40h1v-40h-2v40zM20 40h-20v-2h20zM18 40h20v-2h-20z"/>
    <draw:marker draw:name="Arrowheads_20_4" draw:display-name="Arrowheads 4" svg:viewBox="0 0 38 40" svg:d="M19 40h1v-40h-2v40zM20 40h-20v-2h20zM18 40h20v-2h-20z"/>
    <draw:marker draw:name="Arrowheads_20_5" draw:display-name="Arrowheads 5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marker draw:name="Arrowheads_20_6" draw:display-name="Arrowheads 6" svg:viewBox="0 0 3000 3200" svg:d="M1500 3200h1500v-200h-3000v200zM1500 3000l1500-2789v-211h-114l-1286 2392v-2392h-200v2392l-1286-2392h-114v211z"/>
    <draw:marker draw:name="Arrowheads_20_7" draw:display-name="Arrowheads 7" svg:viewBox="0 0 38 40" svg:d="M19 40h1v-40h-2v40zM20 40h-20v-2h20zM18 40h20v-2h-20z"/>
    <draw:marker draw:name="Arrowheads_20_8" draw:display-name="Arrowheads 8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5T20:46:53.386000000</meta:creation-date>
    <dc:date>2023-05-11T11:40:43.546000000</dc:date>
    <meta:editing-duration>P25DT6H12M23S</meta:editing-duration>
    <meta:editing-cycles>102</meta:editing-cycles>
    <meta:generator>LibreOffice/7.0.6.2$Windows_X86_64 LibreOffice_project/144abb84a525d8e30c9dbbefa69cbbf2d8d4ae3b</meta:generator>
    <meta:print-date>2022-07-02T13:15:39.751000000</meta:print-date>
    <meta:document-statistic meta:object-count="7"/>
  </office:meta>
</office:document-meta>
</file>